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l" fo:country="NL"/>
    </style:style>
    <style:style style:name="P2" style:family="paragraph" style:parent-style-name="List_20_Paragraph">
      <style:paragraph-properties fo:margin-top="0.0693in" fo:margin-bottom="0.0693in" loext:contextual-spacing="false" fo:hyphenation-ladder-count="no-limit" style:vertical-align="auto"/>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3"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fo:hyphenate="true" loext:hyphenation-no-caps="false"/>
    </style:style>
    <style:style style:name="P4"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5" style:family="paragraph" style:parent-style-name="Standard" style:master-page-name="MP0">
      <style:paragraph-properties style:page-number="auto" fo:break-before="page"/>
      <style:text-properties fo:language="nl" fo:country="NL"/>
    </style:style>
    <style:style style:name="T1" style:family="text">
      <style:text-properties style:font-name="Times New Roman" fo:language="nl" fo:country="NL" style:letter-kerning="false" style:font-name-asian="Times New Roman" style:language-asian="en" style:country-asian="US" style:font-name-complex="Times New Roman" style:language-complex="ar" style:country-complex="SA"/>
    </style:style>
    <style:style style:name="T2" style:family="text">
      <style:text-properties fo:language="nl" fo:country="NL"/>
    </style:style>
    <style:style style:name="T3" style:family="text">
      <style:text-properties officeooo:rsid="001ad4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e heeft ass invloed op het leren bij middelbare scholieren</text:p>
      <text:p text:style-name="P1"/>
      <text:p text:style-name="P1"/>
      <text:p text:style-name="P1">Wat is ASS.</text:p>
      <text:p text:style-name="P1">ASS is een afkorting voor Autisme Spectrum Stoornis. ASS is een verzamel naam voor alle soorten autisme zoals maar niet gelimiteerd tot: klassieke autisme </text:p>
      <text:p text:style-name="P1"/>
      <text:p text:style-name="P1"/>
      <text:p text:style-name="P1">Hoe leert een regulier brein</text:p>
      <text:p text:style-name="P1"/>
      <text:p text:style-name="P1">De meeste mensen leren met een van de volgende manieren:</text:p>
      <text:p text:style-name="P2">de doener: actief proberen concreet ervaren. Kiest er vaak voor om in situaties waarin ze zo snel mogelijk aan de slag kunnen. Deze mensen leren het best als er ruimte is voor oefenmomenten waarbij het leerproces vooral steunt op gissen en missen.</text:p>
      <text:p text:style-name="P3"><text:span text:style-name="Default_20_Paragraph_20_Font"><text:span text:style-name="T1">De dromer: concreet ervaren en reflectief observeren. Heeft een voorkeur voor situaties waarin ze zelf kunnen meemaken hoe iets in de praktijk uitpakt. Ze hebben de neiging problemen van alle kanten te bekijken en zien steeds weer nieuwe ingangen en oplossingen. Dromers leren heel snel via identificatie.</text:span></text:span></text:p>
      <text:p text:style-name="P4">De denker: reflectief observeren en abstract conceptualiseren. Ze zijn het liefst bezig met het vertalen van observaties in hypothesen en theorieën. Ze kunnen goed redeneren en zijn graag intellectueel bezig. Ze werken graag zelfstandig om de gelegenheid te krijgen zelf eerst een beeld te vormen van de theorie.</text:p>
      <text:p text:style-name="P4">En de beslisser: abstract conceptualiseren en actief experimenteren. Zij gaan het liefst theorieën uitproberen in de praktijk en in experimenten. Ze nemen initiatief en durven experimenteren. Bij het hanteren van een probleem gaan zij deductief en probleemoplossend te werk. Ze functioneren optimaal als zij een leertaak kunnen beginnen met kennisname van duidelijk en beknopt geformuleerde regels en principe, die zij dan in een oefensituatie kunnen verwerken.</text:p>
      <text:p text:style-name="P1"/>
      <text:p text:style-name="P1"/>
      <text:p text:style-name="P1">hoe leert een ASS brein</text:p>
      <text:p text:style-name="P1"/>
      <text:p text:style-name="P1">Veel mensen met ASS leren hetzelfde als een normaal brein maar vaak erg: fragmentarisch, a-contextueel, letterlijk, individueel, feitelijk, serieel, vakspecifiek, onderwerp specifiek en idiosyncratisch.</text:p>
      <text:p text:style-name="P1"/>
      <text:p text:style-name="P1">Nou als je dit hoort denk je wat betekent dit alemaal <text:s/></text:p>
      <text:p text:style-name="P2">Fragmentarisch is als informatie als allemaal losstaande feiten opgeslagen;</text:p>
      <text:p text:style-name="P4">A-contextueel is als leerstrategieën niet aan de context aangepast;</text:p>
      <text:p text:style-name="P4">Letterlijk is als alleen wat er letterlijk staat wordt gezien en begrepen, er wordt geen informatie toegevoegd;</text:p>
      <text:p text:style-name="P4">Individueel is als informatie die klassikaal gegeven wordt, ervaren ze niet als tot hen gericht en wordt daarom niet altijd opgeslagen;</text:p>
      <text:p text:style-name="P3"><text:span text:style-name="Default_20_Paragraph_20_Font"><text:span text:style-name="T1">Feitelijk is als objectieve feiten worden makkelijk onthouden. Subjectieve informatie is lastiger;</text:span></text:span></text:p>
      <text:p text:style-name="P4"><text:soft-page-break/>Serieel is als informatie wordt stuk voor stuk opgenomen, zonder te combineren;</text:p>
      <text:p text:style-name="P4">Vakspecifiek is als de informatie alleen verbonden aan het vak waarbij ze dat geleerd hebben;</text:p>
      <text:p text:style-name="P4">Onderwerp specifiek is als onderwerpen de interesse hebben van de leerling met autisme, lokken een veel actiever leergedrag uit;</text:p>
      <text:p text:style-name="P4">Idiosyncratisch is als ontwikkeling van een geheel eigen strategie of methodiek om leertaken en problemen op te lossen. Deze hoeven niet altijd fout of niet-doeltreffend te zijn.</text:p>
      <text:p text:style-name="P1"/>
      <text:p text:style-name="P1"/>
      <text:p text:style-name="P1">wat heeft ASS en leren met elkaar te maken</text:p>
      <text:p text:style-name="P1">Het lijkt zeer erg op elkaar aleen mensen met ASS die slaan het anders op maar ze kunnen nog steeds in de 4 leerstijlen vallen. <text:span text:style-name="T3">Aleen de structuur waar mee ze dingen onthouden is anders.</text:span></text:p>
      <text:p text:style-name="P1"/>
      <text:p text:style-name="P1"/>
      <text:p text:style-name="P1">aspergers</text:p>
      <text:p text:style-name="P1"/>
      <text:p text:style-name="P1">bronnen:</text:p>
      <text:p text:style-name="Standard"><text:span text:style-name="Default_20_Paragraph_20_Font"><text:span text:style-name="T2">[1]: </text:span></text:span><text:a xlink:type="simple" xlink:href="https://www.leren.nl/cursus/leren_en_studeren/didactiek/leerproces.html" office:target-frame-name="_top" xlink:show="replace" text:style-name="Internet_20_link" text:visited-style-name="Visited_20_Internet_20_Link"><text:span text:style-name="Hyperlink"><text:span text:style-name="T2">https://www.leren.nl/cursus/leren_en_studeren/didactiek/leerproces.html</text:span></text:span></text:a></text:p>
      <text:p text:style-name="Standard"><text:span text:style-name="Default_20_Paragraph_20_Font"><text:span text:style-name="T2">[2]: </text:span></text:span><text:a xlink:type="simple" xlink:href="https://www.malthastudiecoaching.nl/blog-onderwijs/2019/07/18/invloed-van-autisme-op-leren/" office:target-frame-name="_top" xlink:show="replace" text:style-name="Internet_20_link" text:visited-style-name="Visited_20_Internet_20_Link"><text:span text:style-name="Hyperlink"><text:span text:style-name="T2">https://www.malthastudiecoaching.nl/blog-onderwijs/2019/07/18/invloed-van-autisme-op-leren/</text:span></text:span></text:a></text:p>
      <text:p text:style-name="Standard"><text:span text:style-name="Default_20_Paragraph_20_Font"><text:span text:style-name="T2">[3]: </text:span></text:span><text:a xlink:type="simple" xlink:href="https://nl.wikipedia.org/wiki/Leerstijl#/media/Bestand:Leerstijl.png" office:target-frame-name="_top" xlink:show="replace" text:style-name="Internet_20_link" text:visited-style-name="Visited_20_Internet_20_Link"><text:span text:style-name="Hyperlink"><text:span text:style-name="T2">https://nl.wikipedia.org/wiki/Leerstijl#/media/Bestand:Leerstijl.png</text:span></text:span></text:a></text:p>
      <text:p text:style-name="Standard"><text:span text:style-name="Default_20_Paragraph_20_Font"><text:span text:style-name="T2">[4]: https://www.autism.org/learning-styles-autism/</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0-08T14:34:00Z</meta:creation-date>
    <dc:date>2022-01-05T21:54:16.674461743</dc:date>
    <meta:editing-cycles>14</meta:editing-cycles>
    <meta:editing-duration>PT4H7M26S</meta:editing-duration>
    <meta:document-statistic meta:table-count="0" meta:image-count="0" meta:object-count="0" meta:page-count="2" meta:paragraph-count="29" meta:word-count="490" meta:character-count="3420" meta:non-whitespace-character-count="2956"/>
    <meta:template xlink:type="simple" xlink:actuate="onRequest" xlink:title="" xlink:href="Normal.dotm"/>
  </office:meta>
</office:document-meta>
</file>